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A000001A3748D1B25104647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75cm" fo:min-width="6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6.7cm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0.75cm" fo:min-width="6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5cm" fo:min-width="6.1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6.1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0.75cm" fo:min-width="6.1cm"/>
    </style:style>
    <style:style style:name="gr7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95cm" fo:min-width="6.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5cm" fo:min-width="6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2.158cm" fo:min-width="4.686cm" fo:wrap-option="no-wrap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2.158cm" fo:min-width="5.612cm" fo:wrap-option="no-wrap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opacity="51%" draw:opacity-name="" draw:textarea-horizontal-align="justify" draw:textarea-vertical-align="middle" draw:auto-grow-height="false" fo:min-height="5.349cm" fo:min-width="9.9cm"/>
    </style:style>
    <style:style style:name="gr15" style:family="graphic" style:parent-style-name="objectwithoutfill">
      <style:graphic-properties draw:marker-end="Triangle_20_unfilled" draw:marker-end-width="0.3cm" draw:fill="none" draw:textarea-vertical-align="middle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2.9cm" fo:min-width="5.612cm" fo:wrap-option="no-wrap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714cm" fo:min-width="6.352cm" fo:wrap-option="no-wrap"/>
    </style:style>
    <style:style style:name="gr18" style:family="graphic" style:parent-style-name="standard">
      <style:graphic-properties draw:textarea-vertical-align="middle" draw:auto-grow-height="false" fo:min-height="4.951cm" fo:min-width="5.865cm"/>
    </style:style>
    <style:style style:name="gr19" style:family="graphic" style:parent-style-name="standard">
      <style:graphic-properties draw:textarea-vertical-align="middle" draw:auto-grow-height="false" fo:min-height="4.95cm" fo:min-width="5.864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2.55cm" fo:min-width="7.3cm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1.775cm"/>
    </style:style>
    <style:style style:name="gr2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textarea-vertical-align="middle" draw:auto-grow-height="false" fo:min-height="2.951cm" fo:min-width="3.901cm"/>
    </style:style>
    <style:style style:name="gr24" style:family="graphic" style:parent-style-name="standard">
      <style:graphic-properties draw:textarea-horizontal-align="justify" draw:textarea-vertical-align="middle" draw:auto-grow-height="false" fo:min-height="0.45cm" fo:min-width="4.926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3.64cm" fo:min-width="5.612cm" fo:wrap-option="no-wrap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opacity="51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xml:id="id4" draw:id="id4" draw:layer="layout" svg:width="7.2cm" svg:height="3cm" svg:x="1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2cm" svg:x="12cm" svg:y="2.1cm">
          <text:p text:style-name="P2"><text:span text:style-name="T1">&lt;&lt;interface&gt;&gt;</text:span></text:p>
          <text:p text:style-name="P2"><text:span text:style-name="T1">IAddressSear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.2cm" svg:height="1cm" svg:x="12cm" svg:y="4.1cm">
          <text:p text:style-name="P4"><text:span text:style-name="T1">+Search(postalCode) : 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6cm" svg:height="2.8cm" svg:x="12.3cm" svg:y="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6.6cm" svg:height="1cm" svg:x="12.3cm" svg:y="7.6cm">
          <text:p text:style-name="P6"><text:span text:style-name="T1">AddressSearchServiceImp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2.3cm" svg:y="9.4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5.6cm" svg:y1="7.6cm" svg:x2="15.6cm" svg:y2="5.1cm" draw:start-shape="id1" draw:start-glue-point="0" draw:end-shape="id2" draw:end-glue-point="2" svg:d="M15600 7600v-2500" svg:viewBox="0 0 1 2501">
          <text:p/>
        </draw:connector>
        <draw:custom-shape draw:style-name="gr8" draw:text-style-name="P3" xml:id="id3" draw:id="id3" draw:layer="layout" svg:width="6.6cm" svg:height="3.2cm" svg:x="1.2cm" svg:y="4.2cm">
          <text:p text:style-name="P6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1.2cm" svg:y="4.2cm">
          <text:p text:style-name="P6"><text:span text:style-name="T1">&lt;&lt;form&gt;&gt;</text:span></text:p>
          <text:p text:style-name="P6"><text:span text:style-name="T1">AddressSearch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.2cm" svg:y="6.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8cm" svg:y1="5.8cm" svg:x2="12cm" svg:y2="3.6cm" draw:start-shape="id3" draw:start-glue-point="1" draw:end-shape="id4" draw:end-glue-point="3" svg:d="M7800 5800l4200-2200" svg:viewBox="0 0 4201 2201">
          <text:p/>
        </draw:connector>
        <draw:connector draw:style-name="gr10" draw:text-style-name="P7" draw:layer="layout" draw:type="line" svg:x1="7.8cm" svg:y1="5.8cm" svg:x2="12.3cm" svg:y2="9cm" draw:start-shape="id3" draw:start-glue-point="1" draw:end-shape="id5" draw:end-glue-point="3" svg:d="M7800 5800l4500 3200" svg:viewBox="0 0 4501 3201">
          <text:p/>
        </draw:connector>
        <draw:custom-shape draw:style-name="gr11" draw:text-style-name="P8" draw:layer="layout" svg:width="5.6cm" svg:height="2.6cm" svg:x="19.6cm" svg:y="7cm">
          <text:p text:style-name="P6">API を呼び出して<text:line-break/>住所を返す<text:line-break/>クラス</text:p>
          <draw:enhanced-geometry svg:viewBox="0 0 21600 21600" draw:text-areas="800 800 20800 20800" draw:type="round-rectangular-callout" draw:modifiers="-2884.62774504553 16019.377162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5.6cm" svg:height="2.6cm" svg:x="20cm" svg:y="2cm">
          <text:p text:style-name="P6">API を呼び出して<text:line-break/>住所を返す<text:line-break/>インターフェイス</text:p>
          <draw:enhanced-geometry svg:viewBox="0 0 21600 21600" draw:text-areas="800 800 20800 20800" draw:type="round-rectangular-callout" draw:modifiers="-2884.62774504553 16019.37716262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8" draw:layer="layout" svg:width="6.6cm" svg:height="2.6cm" svg:x="3cm" svg:y="8.2cm">
          <text:p text:style-name="P6">フォームから<text:line-break/>API 呼び出し部分を<text:line-break/>抽出</text:p>
          <draw:enhanced-geometry svg:viewBox="0 0 21600 21600" draw:text-areas="800 800 20800 20800" draw:type="round-rectangular-callout" draw:modifiers="15795.0613543403 5140.4844290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1" draw:text-style-name="P1" xml:id="id9" draw:id="id9" draw:layer="layout" svg:width="7.2cm" svg:height="3cm" svg:x="12.001cm" svg:y="2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2cm" svg:height="1.2cm" svg:x="12.001cm" svg:y="2.101cm">
          <text:p text:style-name="P2"><text:span text:style-name="T1">&lt;&lt;interface&gt;&gt;</text:span></text:p>
          <text:p text:style-name="P2"><text:span text:style-name="T1">IAddressSearch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7.2cm" svg:height="1cm" svg:x="12.001cm" svg:y="4.101cm">
          <text:p text:style-name="P4"><text:span text:style-name="T1">+Search(postalCode) : Addres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6.6cm" svg:height="2.8cm" svg:x="12.301cm" svg:y="7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6.6cm" svg:height="1cm" svg:x="12.301cm" svg:y="7.601cm">
          <text:p text:style-name="P6"><text:span text:style-name="T1">AddressSearchServiceImp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2.301cm" svg:y="9.401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5.601cm" svg:y1="7.601cm" svg:x2="15.601cm" svg:y2="5.101cm" draw:start-shape="id6" draw:start-glue-point="0" draw:end-shape="id7" draw:end-glue-point="2" svg:d="M15601 7601v-2500" svg:viewBox="0 0 1 2501">
          <text:p/>
        </draw:connector>
        <draw:custom-shape draw:style-name="gr8" draw:text-style-name="P3" xml:id="id8" draw:id="id8" draw:layer="layout" svg:width="6.6cm" svg:height="3.2cm" svg:x="1.201cm" svg:y="4.201cm">
          <text:p text:style-name="P6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6cm" svg:height="1.3cm" svg:x="1.201cm" svg:y="4.201cm">
          <text:p text:style-name="P6"><text:span text:style-name="T1">&lt;&lt;form&gt;&gt;</text:span></text:p>
          <text:p text:style-name="P6"><text:span text:style-name="T1">AddressSearch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4" draw:id="id14" draw:layer="layout" svg:width="6.6cm" svg:height="1cm" svg:x="1.201cm" svg:y="6.401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801cm" svg:y1="5.801cm" svg:x2="12.001cm" svg:y2="3.601cm" draw:start-shape="id8" draw:start-glue-point="1" draw:end-shape="id9" draw:end-glue-point="3" svg:d="M7801 5801l4200-2200" svg:viewBox="0 0 4201 2201">
          <text:p/>
        </draw:connector>
        <draw:connector draw:style-name="gr10" draw:text-style-name="P7" draw:layer="layout" draw:type="line" svg:x1="7.801cm" svg:y1="5.801cm" svg:x2="12.301cm" svg:y2="9.001cm" draw:start-shape="id8" draw:start-glue-point="1" draw:end-shape="id10" draw:end-glue-point="3" svg:d="M7801 5801l4500 3200" svg:viewBox="0 0 4501 3201">
          <text:p/>
        </draw:connector>
        <draw:custom-shape draw:style-name="gr14" draw:text-style-name="P10" draw:layer="layout" svg:width="10.4cm" svg:height="5.599cm" svg:x="10.4cm" svg:y="6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6.6cm" svg:height="2.8cm" svg:x="9.601cm" svg:y="12.9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5" draw:id="id15" draw:layer="layout" svg:width="6.6cm" svg:height="1cm" svg:x="9.601cm" svg:y="12.901cm">
          <text:p text:style-name="P6"><text:span text:style-name="T1">AddressSearchServiceStu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9.601cm" svg:y="14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6.6cm" svg:height="3.2cm" svg:x="1.201cm" svg:y="12.401cm">
          <text:p text:style-name="P6"><text:span text:style-name="T1">Seardher: IAddressSear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6.6cm" svg:height="1.3cm" svg:x="1.201cm" svg:y="12.401cm">
          <text:p text:style-name="P6"><text:span text:style-name="T1">&lt;&lt;form&gt;&gt;</text:span></text:p>
          <text:p text:style-name="P6"><text:span text:style-name="T1">Test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cm" svg:height="1cm" svg:x="1.201cm" svg:y="14.601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7.801cm" svg:y1="14.001cm" svg:x2="9.601cm" svg:y2="14.301cm" draw:start-shape="id11" draw:start-glue-point="1" draw:end-shape="id12" svg:d="M7801 14001l1800 300" svg:viewBox="0 0 1801 301">
          <text:p/>
        </draw:connector>
        <draw:connector draw:style-name="gr10" draw:text-style-name="P7" draw:layer="layout" draw:type="line" svg:x1="4.501cm" svg:y1="12.401cm" svg:x2="4.501cm" svg:y2="7.401cm" draw:start-shape="id13" draw:start-glue-point="0" draw:end-shape="id14" draw:end-glue-point="2" svg:d="M4501 12401v-5000" svg:viewBox="0 0 1 5001">
          <text:p/>
        </draw:connector>
        <draw:connector draw:style-name="gr15" draw:text-style-name="P7" draw:layer="layout" draw:type="line" svg:x1="12.901cm" svg:y1="12.901cm" svg:x2="15.601cm" svg:y2="5.101cm" draw:start-shape="id15" draw:start-glue-point="0" draw:end-shape="id7" draw:end-glue-point="2" svg:d="M12901 12901l2700-7800" svg:viewBox="0 0 2701 7801">
          <text:p/>
        </draw:connector>
        <draw:custom-shape draw:style-name="gr16" draw:text-style-name="P8" draw:layer="layout" svg:width="6.6cm" svg:height="3.4cm" svg:x="1cm" svg:y="8.3cm">
          <text:p text:style-name="P6">API を呼び出さない<text:line-break/>スタブクラスを使って<text:line-break/>対象フォームを起動</text:p>
          <draw:enhanced-geometry svg:viewBox="0 0 21600 21600" draw:text-areas="800 800 20800 20800" draw:type="round-rectangular-callout" draw:modifiers="4705.46886835328 3569.3031461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8" draw:layer="layout" svg:width="7.4cm" svg:height="3.2cm" svg:x="18.6cm" svg:y="10.6cm">
          <text:p text:style-name="P6">API を呼び出すクラスは<text:line-break/>使われない</text:p>
          <draw:enhanced-geometry svg:viewBox="0 0 21600 21600" draw:text-areas="800 800 20800 20800" draw:type="round-rectangular-callout" draw:modifiers="948.520470206729 -7800.56232427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8" draw:text-style-name="P6" draw:layer="layout" svg:width="6.364cm" svg:height="5.2cm" svg:x="15cm" svg:y="3.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6" draw:layer="layout" svg:width="6.364cm" svg:height="5.2cm" svg:x="15.236cm" svg:y="6cm">
          <text:p/>
          <draw:enhanced-geometry svg:viewBox="0 0 21600 21600" draw:text-areas="0 0 21600 21600" draw:mirror-horizontal="true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8" draw:layer="layout" svg:width="7.8cm" svg:height="2.8cm" svg:x="2.2cm" svg:y="1.2cm">
          <text:p text:style-name="P6">テストに時間がかかる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8cm" svg:height="2.8cm" svg:x="14.4cm" svg:y="1cm">
          <text:p text:style-name="P6">たくさん書いて<text:line-break/>一気にテストしようとする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8cm" svg:height="2.8cm" svg:x="8.6cm" svg:y="8.8cm">
          <text:p text:style-name="P6">よりテストに時間がかかる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8cm" svg:height="2.8cm" svg:x="19.2cm" svg:y="8.6cm">
          <text:p text:style-name="P6">たくさん問題が見つかる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6cm" svg:height="1.8cm" svg:x="10.6cm" svg:y="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frame draw:style-name="gr22" draw:text-style-name="P6" draw:layer="layout" svg:width="22.277cm" svg:height="11.085cm" svg:x="3.046cm" svg:y="5.077cm">
          <draw:image xlink:href="Pictures/100002010000034A000001A3748D1B25104647A2.png" xlink:type="simple" xlink:show="embed" xlink:actuate="onLoad">
            <text:p/>
          </draw:image>
        </draw:frame>
        <draw:custom-shape draw:style-name="gr23" draw:text-style-name="P6" draw:layer="layout" svg:width="4.4cm" svg:height="3.2cm" svg:x="10cm" svg:y="4.8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4" draw:text-style-name="P6" draw:layer="layout" svg:width="6.2cm" svg:height="1.4cm" svg:x="14cm" svg:y="13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8" draw:layer="layout" svg:width="6.6cm" svg:height="4.2cm" svg:x="18.2cm" svg:y="8cm">
          <text:p text:style-name="P6">この画面の単体テスト</text:p>
          <draw:enhanced-geometry svg:viewBox="0 0 21600 21600" draw:text-areas="800 800 20800 20800" draw:type="round-rectangular-callout" draw:modifiers="7346.15967277685 10046.7507736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20:19:22.483000000</meta:creation-date>
    <dc:date>2016-10-08T07:13:40.176000000</dc:date>
    <meta:editing-duration>PT10H6M11S</meta:editing-duration>
    <meta:editing-cycles>3</meta:editing-cycles>
    <meta:generator>LibreOffice/5.2.2.2$Windows_x86 LibreOffice_project/8f96e87c890bf8fa77463cd4b640a2312823f3ad</meta:generator>
    <meta:document-statistic meta:object-count="79"/>
  </office:meta>
</office:document-meta>
</file>